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30af" officeooo:paragraph-rsid="000e30af"/>
    </style:style>
    <style:style style:name="P2" style:family="paragraph" style:parent-style-name="Preformatted_20_Text">
      <style:text-properties officeooo:rsid="000e30af" officeooo:paragraph-rsid="00224bbe"/>
    </style:style>
    <style:style style:name="P3" style:family="paragraph" style:parent-style-name="Preformatted_20_Text">
      <style:text-properties officeooo:paragraph-rsid="000e30af"/>
    </style:style>
    <style:style style:name="P4" style:family="paragraph" style:parent-style-name="Standard">
      <style:text-properties fo:font-weight="bold" officeooo:rsid="000c8c80" officeooo:paragraph-rsid="000c8c80" style:font-weight-asian="bold" style:font-weight-complex="bold"/>
    </style:style>
    <style:style style:name="P5" style:family="paragraph" style:parent-style-name="Standard">
      <style:text-properties officeooo:rsid="000e30af" officeooo:paragraph-rsid="000e30af"/>
    </style:style>
    <style:style style:name="P6" style:family="paragraph" style:parent-style-name="Preformatted_20_Text">
      <style:text-properties officeooo:rsid="000e30af" officeooo:paragraph-rsid="000e30af"/>
    </style:style>
    <style:style style:name="P7" style:family="paragraph" style:parent-style-name="Preformatted_20_Text">
      <style:text-properties officeooo:paragraph-rsid="000e30af"/>
    </style:style>
    <style:style style:name="P8" style:family="paragraph" style:parent-style-name="Preformatted_20_Text">
      <style:text-properties fo:font-weight="bold" officeooo:rsid="000e30af" officeooo:paragraph-rsid="000e30af" style:font-weight-asian="bold" style:font-weight-complex="bold"/>
    </style:style>
    <style:style style:name="P9" style:family="paragraph" style:parent-style-name="Preformatted_20_Text">
      <style:text-properties officeooo:paragraph-rsid="002c36e0"/>
    </style:style>
    <style:style style:name="T1" style:family="text">
      <style:text-properties officeooo:rsid="000e30af"/>
    </style:style>
    <style:style style:name="T2" style:family="text">
      <style:text-properties officeooo:rsid="000e911e"/>
    </style:style>
    <style:style style:name="T3" style:family="text">
      <style:text-properties officeooo:rsid="00105b8f"/>
    </style:style>
    <style:style style:name="T4" style:family="text">
      <style:text-properties officeooo:rsid="0011f2b4"/>
    </style:style>
    <style:style style:name="T5" style:family="text">
      <style:text-properties officeooo:rsid="0011ffa5"/>
    </style:style>
    <style:style style:name="T6" style:family="text">
      <style:text-properties officeooo:rsid="00139b64"/>
    </style:style>
    <style:style style:name="T7" style:family="text">
      <style:text-properties officeooo:rsid="0016b561"/>
    </style:style>
    <style:style style:name="T8" style:family="text">
      <style:text-properties officeooo:rsid="001cf02b"/>
    </style:style>
    <style:style style:name="T9" style:family="text">
      <style:text-properties officeooo:rsid="002bf9d3"/>
    </style:style>
    <style:style style:name="T10" style:family="text">
      <style:text-properties officeooo:rsid="002c36e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c36e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it 操作</text:p>
      <text:p text:style-name="Standard"/>
      <text:p text:style-name="P5">本地仓库：</text:p>
      <text:p text:style-name="P5"/>
      <text:p text:style-name="P5"><text:span text:style-name="T4">（1）</text:span>初始化本地仓库<text:span text:style-name="T4">：</text:span>git <text:span text:style-name="T2">init <text:s text:c="3"/>本地仓库生成.</text:span><text:span text:style-name="T3">git文件夹</text:span></text:p>
      <text:p text:style-name="P5">t<text:span text:style-name="T4">ree <text:s/>.git <text:s/>目录树状</text:span></text:p>
      <text:p text:style-name="P5"><text:span text:style-name="T4">（2）</text:span>配置本地仓库<text:span text:style-name="T4">：name和email必须完成配置</text:span></text:p>
      <text:p text:style-name="P5"><text:tab/>git <text:s/><text:span text:style-name="T4">config <text:s/>user.name <text:s/>“ABCD” <text:s text:c="2"/>创建</text:span><text:span text:style-name="T7">user关键字，创建name属性，给</text:span><text:span text:style-name="T4">name赋值</text:span></text:p>
      <text:p text:style-name="P5"><text:tab/><text:span text:style-name="T5">git <text:s/>config <text:s/>user.email <text:s/>“</text:span><text:span text:style-name="T6">5678.com</text:span><text:span text:style-name="T5">” <text:s/></text:span></text:p>
      <text:p text:style-name="P5"><text:tab/></text:p>
      <text:p text:style-name="P1"><text:span text:style-name="Source_20_Text"><text:tab/>git config --unset user.name <text:s/>删除con</text:span><text:span text:style-name="Source_20_Text"><text:span text:style-name="T8">fig下的该属性</text:span></text:span></text:p>
      <text:p text:style-name="P2"><text:span text:style-name="Source_20_Text"><text:tab/>git config --unset user.</text:span><text:span text:style-name="Source_20_Text"><text:span text:style-name="T5">email</text:span></text:span><text:span text:style-name="Source_20_Text"> <text:s/>删除con</text:span><text:span text:style-name="Source_20_Text"><text:span text:style-name="T8">fig下的该属性</text:span></text:span></text:p>
      <text:p text:style-name="P1"><text:span text:style-name="Source_20_Text"><text:tab/></text:span></text:p>
      <text:p text:style-name="P1"><text:span text:style-name="Source_20_Text"><text:tab/>git config -l 查看配置</text:span></text:p>
      <text:p text:style-name="P1"><text:span text:style-name="Source_20_Text"><text:tab/>全局范围的git配置文件</text:span></text:p>
      <text:p text:style-name="P3"><text:span text:style-name="Source_20_Text"><text:span text:style-name="T1"><text:tab/></text:span></text:span><text:bookmark text:name="2.4%E5%85%A8%E5%B1%80%E8%8C%83%E5%9B%B4%E7%9A%84%E6%96%B0%E5%A2%9E%E5%92%8C%E5%88%A0%E9%99%A4%E9%85%8D%E7%BD%AE"/><text:span text:style-name="Source_20_Text">全局范围的新增和删除配置</text:span></text:p>
      <text:p text:style-name="P3"><text:span text:style-name="Source_20_Text"><text:tab/>git config --global user.name "tsq"</text:span></text:p>
      <text:p text:style-name="P3"><text:span text:style-name="Source_20_Text"><text:tab/>git config --global user.email "2784139418@qq.com"</text:span></text:p>
      <text:p text:style-name="P1"><text:tab/></text:p>
      <text:p text:style-name="P3"><text:span text:style-name="T1"><text:tab/></text:span><text:span text:style-name="Source_20_Text">git config --global --unset user.email</text:span></text:p>
      <text:p text:style-name="P3"><text:span text:style-name="Source_20_Text"><text:tab/>git config --global --unset user.name</text:span></text:p>
      <text:p text:style-name="P3"><text:span text:style-name="Source_20_Text"><text:tab/></text:span></text:p>
      <text:p text:style-name="P3"><text:span text:style-name="Source_20_Text">（</text:span><text:span text:style-name="Source_20_Text"><text:span text:style-name="T9">3</text:span></text:span><text:span text:style-name="Source_20_Text">）</text:span></text:p>
      <text:p text:style-name="P3"><text:span text:style-name="Source_20_Text"><text:tab/>工作区 代码文件或目录，暂存区sta</text:span><text:span text:style-name="Source_20_Text"><text:span text:style-name="T9">ge，版本库 repository</text:span></text:span></text:p>
      <text:p text:style-name="P1"/>
      <text:p text:style-name="P1"/>
      <text:p text:style-name="P8">本地仓库关联远程仓库：</text:p>
      <text:p text:style-name="P1"><text:span text:style-name="T11">（</text:span><text:span text:style-name="T12">1</text:span><text:span text:style-name="T11">）</text:span><text:span text:style-name="T12">SSH</text:span></text:p>
      <text:p text:style-name="P9"><text:span text:style-name="T12"><text:tab/>创建公钥文件：</text:span></text:p>
      <text:p text:style-name="P9"><text:span text:style-name="Source_20_Text"><text:span text:style-name="T12"><text:tab/><text:tab/>cd ~/.ssh</text:span></text:span></text:p>
      <text:p text:style-name="P3"><text:span text:style-name="T12"><text:tab/><text:tab/></text:span><text:span text:style-name="Source_20_Text"><text:span text:style-name="T12">ssh-keygen -t rsa -C "example.email.com"</text:span></text:span></text:p>
      <text:p text:style-name="P1"><text:span text:style-name="T12"/></text:p>
      <text:p text:style-name="P1"><text:tab/></text:p>
      <text:p text:style-name="P1"><text:span text:style-name="Source_20_Text"><text:tab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远程仓库：</text:p>
      <text:p text:style-name="P5"/>
      <text:p text:style-name="P5"/>
      <text:p text:style-name="P5"/>
      <text:p text:style-name="P5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8T21:38:42.298522202</meta:creation-date>
    <dc:date>2024-12-29T16:31:03.375215531</dc:date>
    <meta:editing-duration>PT1H15M16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219" meta:character-count="613" meta:non-whitespace-character-count="527"/>
  </office:meta>
</office:document-meta>
</file>